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Monospace" svg:font-family="Monospace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agłówek1">
      <style:paragraph-properties fo:margin-top="0.423cm" fo:margin-bottom="0.212cm"/>
      <style:text-properties fo:font-style="normal" style:font-style-asian="normal" style:font-style-complex="normal"/>
    </style:style>
    <style:style style:name="P2" style:family="paragraph" style:parent-style-name="eTekst1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P3" style:family="paragraph" style:parent-style-name="eTekst1">
      <style:paragraph-properties fo:margin-left="0.019cm" fo:margin-right="0cm" fo:margin-top="0cm" fo:margin-bottom="0cm" fo:line-height="0.6cm" fo:text-align="start" style:justify-single-word="false" fo:text-indent="1.101cm" style:auto-text-indent="false" style:shadow="none"/>
      <style:text-properties style:font-name="Times New Roman1" fo:font-size="12pt" style:font-size-asian="10.5pt"/>
    </style:style>
    <style:style style:name="P4" style:family="paragraph" style:parent-style-name="eTekst1">
      <style:text-properties fo:font-style="normal" style:font-style-asian="normal" style:font-style-complex="normal"/>
    </style:style>
    <style:style style:name="P5" style:family="paragraph" style:parent-style-name="eTekst1">
      <style:text-properties fo:font-weight="normal" style:font-weight-asian="normal" style:font-weight-complex="normal"/>
    </style:style>
    <style:style style:name="P6" style:family="paragraph" style:parent-style-name="eTekst1">
      <style:text-properties fo:font-weight="bold" style:font-weight-asian="bold" style:font-weight-complex="bold"/>
    </style:style>
    <style:style style:name="P7" style:family="paragraph" style:parent-style-name="eTekst2">
      <style:text-properties fo:font-style="normal" style:font-style-asian="normal" style:font-style-complex="normal"/>
    </style:style>
    <style:style style:name="P8" style:family="paragraph" style:parent-style-name="eTekst2">
      <style:text-properties fo:font-style="italic" style:font-style-asian="italic" style:font-style-complex="italic"/>
    </style:style>
    <style:style style:name="P9" style:family="paragraph" style:parent-style-name="eNagłówek1" style:master-page-name="Standard">
      <style:paragraph-properties fo:margin-top="0.423cm" fo:margin-bottom="0.212cm" style:page-number="auto"/>
    </style:style>
    <style:style style:name="P10" style:family="paragraph" style:parent-style-name="eTekst2" style:list-style-name="L1">
      <style:paragraph-properties fo:margin-left="0.019cm" fo:margin-right="0cm" fo:text-indent="1.101cm" style:auto-text-indent="false"/>
      <style:text-properties fo:font-style="italic" style:font-style-asian="italic" style:font-style-complex="italic"/>
    </style:style>
    <style:style style:name="P11" style:family="paragraph" style:parent-style-name="eTekst2" style:list-style-name="L2">
      <style:paragraph-properties fo:margin-left="0.019cm" fo:margin-right="0cm" fo:text-indent="1.101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ext:p text:style-name="P9"><text:span text:style-name="T2">Iteracja 0:</text:span><text:span text:style-name="T1"><text:line-break/>„Cel projektu i wymagania aplikacji”</text:span></text:p>
      <text:p text:style-name="P1"/>
      <text:p text:style-name="P4">Opis aplikacji, nawet w iteracjach początkowych, powinien być tworzony zgodnie z paradygmatem zwinnego projektowania, co oznacza, że musi być dość zwięzły, konkretny co do celów projektu, ale bardzo ogólny co do środków, a nawet nie mówiący o nich nic.</text:p>
      <text:p text:style-name="P4"/>
      <text:p text:style-name="P7">Celem projektu jest utworzenie demonstracyjnej aplikacji sieciowej, której głównym elementem ma być forum internetowe. Konieczne jest utworzenie modułu uwierzytelniania i autoryzowania użytkowników, tak, aby można ich podzielić według ról: Administrator, Moderator, użytkownik.</text:p>
      <text:p text:style-name="P7"/>
      <text:p text:style-name="P8">Zadania:</text:p>
      <text:list xml:id="list2137778796" text:style-name="L1">
        <text:list-item>
          <text:list>
            <text:list-item>
              <text:p text:style-name="P10">Zidentyfikować potrzebne technologie</text:p>
            </text:list-item>
            <text:list-item>
              <text:p text:style-name="P10">Przygotować system operacyjny serwera pod obsługę aplikacji</text:p>
            </text:list-item>
            <text:list-item>
              <text:p text:style-name="P10">Zadbać o niezmienność technologii będących podstawą działania aplikacji</text:p>
            </text:list-item>
          </text:list>
        </text:list-item>
      </text:list>
      <text:p text:style-name="P4"/>
      <text:p text:style-name="eTekst1">Ten ogólny opis projektu jest jak najbardziej dozwolony, daje już asumpt do wybrania odpowiedniej technologii. Ponieważ wszystkie zainteresowane strony projektu: interesariusze, menadżerzy projektu i programiści zdają sobie doskonale sprawę, że to dopiero pierwszy krok. Wykonawcom projektu logika i doświadczenie każe spodziewać się kolejnych bardzo „standardowych” funkcjonalności zlecanych przez interesariusza, jak możliwość edycji i usuwania postów, załączania plików do postów, formatowania wypowiedzi za pomocą kodu HTML – wszystko to zostanie rozpisane na kilka początkowych iteracji projektu i dołączone do pierwszego funkcjonalnego wdrożenia.</text:p>
      <text:p text:style-name="eTekst1"/>
      <text:p text:style-name="P2">Iteracja zerowa ma za zadanie wyłonić odpowiednią technologię i narzędzia spełniające postawione wymagania. Wszystkie prace przygotowawcze w metodykach zwinnych mają służyć jak najszybszemu przejściu do programowania aplikacji. O kształcie dodawanych funkcjonalności i technologii w nich wykorzystanych decyduje się na bieżąco, co oznacza, że wybór dominującej technologii i sposobu jej wersjonowania ma ogromne znaczenie. W mojej aplikacji korzystam, jak wielokrotnie wspominałem, z frameworka <text:span text:style-name="T1">Ruby on Rails</text:span> konkretnie w wersji 3.1. W wersji tej standardem jest zintegrowanie ze środowiskiem Rails interpretera języka <text:span text:style-name="T1">Coffescript</text:span>. Jest to język <text:s/>transkompilowany do czystej postaci języka JavaScript. Powstał w celu zwiększenia czytelności kodu i możliwości przetwarzania obiektów. Ponieważ efektem wynikowym kompilowania plików <text:span text:style-name="T1">Coffee</text:span> jest poprawny <text:span text:style-name="T1">JavaScript</text:span>, jest to technologia w pełni zgodna <text:soft-page-break/>z najczęściej wykorzystywanymi bibliotekami Javascript jak <text:span text:style-name="T1">jQuery</text:span> czy <text:span text:style-name="T1">Backbone</text:span>. Inną nowością wprowadzoną w wersji 3.1. platformy „RoR”, jest domyślne wykorzystywanie <text:span text:style-name="T1">Sass</text:span>, domenowego języka prezentacji dokumentów HTML. <text:span text:style-name="T1">Sass</text:span>.jest dla CSS tym, czym <text:span text:style-name="T1">Coffeescript</text:span> dla <text:span text:style-name="T1">JavaScriptu</text:span> – metajęzykiem kompilowanym do innego języka, stworzonym w celu zwiększenia czytelności i użyteczności technologii zaufanej i rozwijanej od wielu lat.</text:p>
      <text:p text:style-name="P3">Uzbrojeni w taką wiedzę możemy być spokojni, że wybór dynamicznie rozwijającej się platformy opartej o nowoczesny język <text:span text:style-name="T1">Ruby</text:span>, w pełni kompatybilnej ze standardowymi technologiami, a nawet rozszerzającej ich możliwości, jest wyborem trafionym i nie przysporzy problemów w następnych iteracjach.</text:p>
      <text:p text:style-name="P3">Należy też pamiętać o tym, że siła platformy <text:span text:style-name="T1">Rails</text:span> wynika ze współpracy wielu różnych technologii, z których każda może być rozwijana w innym tempie. Najlepszym rozwiązaniem zapewniających stabilność wersji wszystkich użytych gemów jest wspieranie się programami <text:span text:style-name="T1">RVM</text:span> i <text:span text:style-name="T1">Bundler</text:span>. <text:span text:style-name="T1">RVM</text:span> (<text:span text:style-name="T1">Ruby Version Manager</text:span>) <text:s/>umożliwia instalację wielu wersji interpretera języka <text:span text:style-name="T1">Ruby</text:span> i używania wybranej w zależności od projektu. Każda osobno zdefiniowana wersja ma też własny system <text:span text:style-name="T1">Rubygems</text:span><text:span text:style-name="T2">, a co za tym idzie – własny zestaw dodatkowych narzędzi. Na poziomie pojedynczego projektu natomiast, to właśnie wymieniony wcześniej </text:span><text:span text:style-name="T1">Bundler</text:span><text:span text:style-name="T2"> dba o korzystanie</text:span> z określonych w pliku konfiguracyjnym odpowiednich wersji gemów. W przypadku nowszych wersji aplikacji <text:span text:style-name="T1">Ruby on Rails</text:span><text:span text:style-name="T2"> (od wersji 3.0 w górę) korzystanie z tego systemu jest wymagane, musi być więc on dostępny dla danej wersji interpretera przed wywołaniem generatorów </text:span><text:span text:style-name="T1">Rails</text:span><text:span text:style-name="T2">.</text:span></text:p>
      <text:p text:style-name="P3"/>
      <text:p text:style-name="P3">Ostatecznie dobór najbardziej potrzebnych, startowych technologii, przedstawia się następująco:</text:p>
      <text:p text:style-name="P3"/>
      <text:list xml:id="list1927043966" text:style-name="L2">
        <text:list-item>
          <text:p text:style-name="P11">Interpreter języka <text:span text:style-name="T1">Ruby</text:span> – <text:span text:style-name="T3">MRI Ruby 1.9.2</text:span></text:p>
        </text:list-item>
        <text:list-item>
          <text:p text:style-name="P11">System zarządzania wersjami interpretera języka <text:span text:style-name="T1">Ruby</text:span> – <text:span text:style-name="T3">RVM 1.6.31</text:span></text:p>
        </text:list-item>
        <text:list-item>
          <text:p text:style-name="P11">System zarządzania dodatkami języka <text:span text:style-name="T1">Ruby</text:span> – <text:span text:style-name="T3">RubyGems 1.8.6</text:span></text:p>
        </text:list-item>
        <text:list-item>
          <text:p text:style-name="P11">Platforma do tworzenia aplikacji sieciowych – <text:span text:style-name="T3">Ruby on Rails 3.1</text:span></text:p>
        </text:list-item>
        <text:list-item>
          <text:p text:style-name="P11">System zarządzania dodatkami projektów <text:span text:style-name="T1">Ruby</text:span> – <text:span text:style-name="T3">Bundler 1.0.21</text:span></text:p>
        </text:list-item>
        <text:list-item>
          <text:p text:style-name="P11">Platforma testów behawioralnych – <text:span text:style-name="T3">RSpec 2.7.0</text:span></text:p>
        </text:list-item>
        <text:list-item>
          <text:p text:style-name="P11">Generator testów behawioralnych – <text:span text:style-name="T3">Cucumber 1.1.1</text:span></text:p>
        </text:list-item>
        <text:list-item>
          <text:p text:style-name="P11">Biblioteka skryptów Javascript – <text:span text:style-name="T3">jQuery 1.3.2</text:span></text:p>
        </text:list-item>
      </text:list>
      <text:p text:style-name="P6"/>
      <text:p text:style-name="P5">Ważnym elementem projektu jest też dobór systemu wersjonowania oprogramowania. O wyborze technologii zadecyduje przede wszystkim model repozytorium: scentralizowany lub rozproszony. W ostatnich latach dużą popularność zdobywają systemy rozproszone, a zwłaszcza program <text:span text:style-name="T1">Git</text:span>, autorstwa Linusa Torvaldsa. Rozproszenie repozytorium zwiększa bezpieczeństwo projektu poprzez pozbycie się problemu jednego, centralnego repozytorium, którego utrata bądź awaria, oznaczać może <text:soft-page-break/>całkowity upadek projektu; ze względu na to repozytoria centralne rutynowo zabezpiecza się kopiami zapasowymi. W przypadku repozytorium rozproszonego każdy pracujący z repozytorium przechowuje lokalną historię całego projektu, na podstawie której można odtworzyć mniejszą, bądź większą część oprogramowania w razie wypadku. Inną ważną zaletą jest możliwość pracy i kontynuowania wersjonowania własnych postępów na poziomie lokalnym nawet w sytuacji utraty połączenia sieciowego ze współpracownikami. Pracę można normalnie wykonywać na maszynie lokalnej, a lokalnymi zmianami wymienić się z resztą zespołu w dowolnej chwili gdy połączenie zostanie nawiązane. System <text:span text:style-name="T1">Git</text:span> posiada tę właściwość, że zamiast zapisywać kolejne wersje plików, zapisuje skompresowaną historię zmian, wraz ze wszystkimi rozgałęzieniami repozytorium, dzięki czemu jego repozytoria są mniej obszerne, a zaciąganie i wysyłanie zmian trwa krócej niż w przypadku innego popularnego systemu <text:span text:style-name="T1">SubVersion</text:span>, głównego konkurenta Git. Na koniec należy wspomnieć o serwisie <text:span text:style-name="T1">Github</text:span><text:span text:style-name="T1"><text:note text:id="ftn1" text:note-class="footnote"><text:note-citation>1</text:note-citation><text:note-body><text:p text:style-name="Footnote">www.github.com</text:p></text:note-body></text:note></text:span>, który umożliwia darmowe tworzenie publicznych repozytoriów, które umieszcza się w sieci, udostępnia do tego wiele niezwykle przydatnych narzędzi. Takie rozwiązanie ogromnie ułatwia zespołową pracę nad małymi, jawnymi projektami.</text:p>
      <text:p text:style-name="P5">Wobec tego do wersjonowania niniejszego projektu będę używał programu Git. W przypadku powiększenia zespołu wprowadzenie nowego członka w historię rozwoju aplikacji jest bardzo ułatwione właśnie dzięki aplikacji <text:span text:style-name="T1">Github</text:span>, mogę też dzielić się problemami i rozwiązaniami ze społecznością użytkowników serwisu, jak i spoza niego. Tak długo jak repozytorium jest publiczne, dostęp do jego odczytu ma każdy.</text:p>
      <text:p text:style-name="P5"/>
      <text:p text:style-name="eTekst1">W związku z postawionymi zadaniami, wynikiem przeprowadzenia tej iteracji powinien być serwer z zainstalowanym programem <text:span text:style-name="T1">RVM </text:span><text:span text:style-name="T2">(</text:span>wraz z odpowiednią wersją interpretera <text:span text:style-name="T1">Ruby</text:span> i gemem <text:span text:style-name="T1">Bundler</text:span><text:span text:style-name="T2"> dla tej wersji)</text:span> oraz systemem wersjonującym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Monospace" svg:font-family="Monospace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fo:font-style="normal" style:font-size-asian="10.5pt" style:font-style-asian="normal" style:font-style-complex="normal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.101cm" fo:margin-bottom="0.101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aco_Linux" fo:font-size="8pt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rys." style:family="paragraph" style:parent-style-name="Caption"/>
    <style:style style:name="eTekst2" style:family="paragraph" style:parent-style-name="eTekst1">
      <style:paragraph-properties fo:padding="0.049cm" fo:border="0.002cm solid #000000" style:shadow="none"/>
      <style:text-properties style:font-name="Trebuchet MS" fo:font-size="10.5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ospace" fo:font-size="10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11-26T17:26:28</dc:date>
    <dc:creator>Jakub Żuchowski</dc:creator>
    <meta:editing-duration>P9DT22H43M48S</meta:editing-duration>
    <meta:editing-cycles>411</meta:editing-cycles>
    <meta:generator>LibreOffice/3.3$Linux LibreOffice_project/330m19$Build-401</meta:generator>
    <meta:document-statistic meta:table-count="0" meta:image-count="0" meta:object-count="0" meta:page-count="3" meta:paragraph-count="25" meta:word-count="902" meta:character-count="6851"/>
  </office:meta>
</office:document-meta>
</file>